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ize_earliest_hist_cum" table:style-name="ta1">
        <table:shapes>
          <draw:frame draw:z-index="0" draw:style-name="gr1" draw:text-style-name="P1" svg:width="573.22pt" svg:height="348.04pt" svg:x="50.34pt" svg:y="2.83pt">
            <loext:p draw:notify-on-update-of-ranges="summarize_earliest_hist_cum.A1:summarize_earliest_hist_cum.A24 summarize_earliest_hist_cum.B1:summarize_earliest_hist_cum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4:20:13.943141952</dc:date>
    <meta:editing-duration>PT8M4S</meta:editing-duration>
    <meta:editing-cycles>1</meta:editing-cycles>
    <meta:document-statistic meta:table-count="1" meta:cell-count="48" meta:object-count="1"/>
    <meta:generator>LibreOffice/5.1.6.2.0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width="0.102cm" svg:stroke-color="#579d1c" draw:marker-start-width="0.509cm" draw:marker-end-width="0.509cm" draw:textarea-horizontal-align="center" draw:textarea-vertical-align="middle" fo:padding-top="0.051cm" fo:padding-bottom="0.051cm" fo:padding-left="0.051cm" fo:padding-right="0.051cm"/>
    </style:style>
    <style:style style:name="gr2" style:family="graphic">
      <style:graphic-properties draw:stroke="none" svg:stroke-color="#000000" draw:fill="none" draw:fill-color="#ffffff" fo:min-height="1.299cm"/>
    </style:style>
    <style:style style:name="gr3" style:family="graphic">
      <style:graphic-properties svg:stroke-width="0.102cm" svg:stroke-color="#333333" draw:marker-start-width="0.509cm" draw:marker-end="Arrow" draw:marker-end-width="0.61cm" draw:textarea-horizontal-align="center" draw:textarea-vertical-align="middle" fo:padding-top="0.051cm" fo:padding-bottom="0.051cm" fo:padding-left="0.051cm" fo:padding-right="0.051cm"/>
    </style:style>
    <style:style style:name="gr4" style:family="graphic">
      <style:graphic-properties draw:stroke="none" svg:stroke-color="#000000" draw:fill="none" draw:fill-color="#ffffff" fo:min-height="0.583cm"/>
    </style:style>
    <style:style style:name="gr5" style:family="graphic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text-properties fo:font-size="14pt" style:font-size-asian="24pt" style:font-size-complex="24pt"/>
    </style:style>
    <style:style style:name="P4" style:family="paragraph">
      <loext:graphic-properties draw:fill="none" draw:fill-color="#ffffff"/>
      <style:text-properties fo:font-size="14pt" style:font-size-asian="24pt" style:font-size-complex="24pt"/>
    </style:style>
    <style:style style:name="T1" style:family="text">
      <style:text-properties fo:font-size="14pt" style:font-size-asian="24pt" style:font-size-complex="24pt"/>
    </style:style>
  </office:automatic-styles>
  <office:body>
    <office:chart>
      <chart:chart svg:width="20.223cm" svg:height="12.279cm" xlink:href=".." xlink:type="simple" chart:class="chart:bar" chart:style-name="ch1">
        <chart:plot-area chart:style-name="ch2" table:cell-range-address="summarize_earliest_hist_cum.A1:summarize_earliest_hist_cum.B24" chart:data-source-has-labels="column" svg:x="1.802cm" svg:y="0.245cm" svg:width="18.017cm" svg:height="10.421cm">
          <chartooo:coordinate-region svg:x="2.926cm" svg:y="0.441cm" svg:width="16.893cm" svg:height="8.975cm"/>
          <chart:axis chart:dimension="x" chart:name="primary-x" chart:style-name="ch3" chartooo:axis-type="auto">
            <chartooo:date-scale/>
            <chart:title svg:x="7.017cm" svg:y="10.912cm" chart:style-name="ch4">
              <text:p>Time relative to B-max [days]</text:p>
            </chart:title>
            <chart:categories table:cell-range-address="summarize_earliest_hist_cum.A1:summarize_earliest_hist_cum.A24"/>
          </chart:axis>
          <chart:axis chart:dimension="y" chart:name="primary-y" chart:style-name="ch5">
            <chart:title svg:x="0.451cm" svg:y="6.311cm" chart:style-name="ch6">
              <text:p>Count</text:p>
            </chart:title>
          </chart:axis>
          <chart:series chart:style-name="ch7" chart:values-cell-range-address="summarize_earliest_hist_cum.B1:summarize_earliest_hist_cum.B24" chart:class="chart:bar">
            <chart:data-point chart:repeated="24"/>
          </chart:series>
          <chart:wall chart:style-name="ch8"/>
          <chart:floor chart:style-name="ch9"/>
        </chart:plot-area>
        <draw:line draw:style-name="gr1" draw:text-style-name="P1" svg:x1="7.142cm" svg:y1="9.415cm" svg:x2="7.142cm" svg:y2="0.441cm">
          <text:p/>
        </draw:line>
        <draw:line draw:style-name="gr1" draw:text-style-name="P2" svg:x1="12.1cm" svg:y1="9.474cm" svg:x2="12.1cm" svg:y2="0.5cm">
          <text:p/>
        </draw:line>
        <draw:frame draw:style-name="gr2" draw:text-style-name="P4" svg:width="4.393cm" svg:height="1.299cm" svg:x="2.926cm" svg:y="1.247cm">
          <draw:text-box>
            <text:p text:style-name="P3"><text:span text:style-name="T1">~1 week after expl.</text:span></text:p>
          </draw:text-box>
        </draw:frame>
        <draw:line draw:style-name="gr3" draw:text-style-name="P1" svg:x1="2.926cm" svg:y1="2.095cm" svg:x2="7.142cm" svg:y2="2.095cm">
          <text:p/>
        </draw:line>
        <draw:frame draw:style-name="gr2" draw:text-style-name="P4" svg:width="4.393cm" svg:height="1.299cm" svg:x="7.357cm" svg:y="2.6cm">
          <draw:text-box>
            <text:p><text:span text:style-name="T1">~2 week after expl.</text:span></text:p>
          </draw:text-box>
        </draw:frame>
        <draw:line draw:style-name="gr3" draw:text-style-name="P2" svg:x1="2.9cm" svg:y1="3.4cm" svg:x2="12.1cm" svg:y2="3.4cm">
          <text:p/>
        </draw:line>
        <draw:frame draw:style-name="gr4" draw:text-style-name="P4" svg:width="2.751cm" svg:height="0.583cm" svg:x="3.097cm" svg:y="7.464cm">
          <draw:text-box>
            <text:p><text:span text:style-name="T1">SN 2011fe</text:span></text:p>
          </draw:text-box>
        </draw:frame>
        <draw:line draw:style-name="gr5" draw:text-style-name="P2" svg:x1="3.3cm" svg:y1="8cm" svg:x2="3.3cm" svg:y2="9.097cm">
          <text:p/>
        </draw:line>
        <draw:line draw:style-name="gr5" draw:text-style-name="P2" svg:x1="4cm" svg:y1="8cm" svg:x2="4cm" svg:y2="9.097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17">
                <text:p>-17</text:p>
                <draw:g>
                  <svg:desc>summarize_earliest_hist_cum.A1:summarize_earliest_hist_cum.A24</svg:desc>
                </draw:g>
              </table:table-cell>
              <table:table-cell office:value-type="float" office:value="1">
                <text:p>1</text:p>
                <draw:g>
                  <svg:desc>summarize_earliest_hist_cum.B1:summarize_earliest_hist_cum.B24</svg:desc>
                </draw:g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marker draw:name="Arrow" svg:viewBox="0 0 20 30" svg:d="M10 0l-10 30h20z"/>
  </office:styles>
</office:document-styles>
</file>